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style:text-underline-style="none" fo:font-weight="bold" officeooo:rsid="001e9b4f" officeooo:paragraph-rsid="001e9b4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3bd5c" officeooo:paragraph-rsid="0023bd5c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3e429" officeooo:paragraph-rsid="0023e429" style:font-size-asian="12.25pt" style:font-weight-asian="bold" style:font-size-complex="14pt" style:font-weight-complex="bold"/>
    </style:style>
    <style:style style:name="T1" style:family="text">
      <style:text-properties officeooo:rsid="001bce1f"/>
    </style:style>
    <style:style style:name="T2" style:family="text">
      <style:text-properties officeooo:rsid="0023e429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NIVERSIDADE DE SÃO PAULO</text:p>
      <text:p text:style-name="P13">ESCOLA DE ARTES, CIÊNCIAS E HUMAN<text:span text:style-name="T1">I</text:span>DADES</text:p>
      <text:p text:style-name="P13">CURSO DE BACHARELADO EM SISTEMAS DE INFORMAÇÃO</text:p>
      <text:p text:style-name="P13">ACH2034 - ORGANIZAÇÃO E ARQUITETURA DE COMPUTADORES I</text:p>
      <text:p text:style-name="P13"/>
      <text:p text:style-name="P13"/>
      <text:p text:style-name="P13"/>
      <text:p text:style-name="P7">DAVI BATISTA DE SOUZA</text:p>
      <text:p text:style-name="P7">DIOGO DOS SANTOS ROCHA</text:p>
      <text:p text:style-name="P7"/>
      <text:p text:style-name="P7"/>
      <text:p text:style-name="P7"/>
      <text:p text:style-name="P7"/>
      <text:p text:style-name="P7"/>
      <text:p text:style-name="P7"/>
      <text:p text:style-name="P14">RELATÓRIO DO EXERCÍCIO-PROGRAMA (EP) DA DISCIPLINA</text:p>
      <text:p text:style-name="P14">‘ORGANIZAÇÃO E ARQUITETURA DE COMPUTADORES I’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/>
      <text:p text:style-name="P7"/>
      <text:p text:style-name="P7"/>
      <text:p text:style-name="P7"/>
      <text:p text:style-name="P7">SÃO PAULO</text:p>
      <text:p text:style-name="P7"><text:soft-page-break/>2024</text:p>
      <text:p text:style-name="P6">DAVI BATISTA DE SOUZA</text:p>
      <text:p text:style-name="P6">DIOGO DOS SANTOS ROCH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latório do Exercício-Programa (EP) da disciplina ACH2034 -</text:p>
      <text:p text:style-name="P6">'Organização e arquitetura de computadores I’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Relatório apresentado à Escola de Artes,</text:p>
      <text:p text:style-name="P10">Ciências e Humanidades da Universidade</text:p>
      <text:p text:style-name="P10">de São Paulo como parte dos requisitos</text:p>
      <text:p text:style-name="P10">para conclusão da disciplina Organização e</text:p>
      <text:p text:style-name="P10">Arquitetura de Computadores I.</text:p>
      <text:p text:style-name="P10">Orientadora: Profa. Dra. Gisele S. Craveiro.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São Paulo</text:p>
      <text:p text:style-name="P8">2024</text:p>
      <text:p text:style-name="P12">SUMÁRIO</text:p>
      <text:p text:style-name="P12"><text:tab/></text:p>
      <text:p text:style-name="P12"/>
      <text:p text:style-name="P12"/>
      <text:p text:style-name="P12"/>
      <text:p text:style-name="P12"/>
      <text:p text:style-name="P3">SEÇÃO 1 - ORGANIZAÇÃO E ARQUITETURA MIPS</text:p>
      <text:p text:style-name="P1"/>
      <text:p text:style-name="P1"/>
      <text:p text:style-name="P1"/>
      <text:p text:style-name="P4">SEÇÃO 2 - DESCRIÇÃO DO PROBLEMA E CÓDIGO ALTO</text:p>
      <text:p text:style-name="P2">NÍVEL DA SOLUÇÃO</text:p>
      <text:p text:style-name="P2"/>
      <text:p text:style-name="P2"/>
      <text:p text:style-name="P2"/>
      <text:p text:style-name="P3">SEÇÃO 3 - CÓDIGO EM ASSEMBLY DESENVOLVIDO</text:p>
      <text:p text:style-name="P2"/>
      <text:p text:style-name="P15">O código que foi desenvolvido em assembly é composto por duas partes principais, sendo elas: “.data” e “.text”. A primeira parte abriga as variáveis que serão manipuladas com a ajuda dos registradores ofertados pelo MIPS. Já a segunda parte contém as rotinas que serão utilizadas para realizar a execução do programa. <text:span text:style-name="T2">As subseções a seguir tem como objetivo apresentar o código de forma segmentada e bem explicada. Ao final desta seção, o código será disponibilizado de forma integral, para melhor visualização. </text:span></text:p>
      <text:p text:style-name="P16">3.1 – Trecho “.data” do código em assembly</text:p>
      <text:p text:style-name="P16"><text:span text:style-name="T3"/></text:p>
      <text:p text:style-name="P3">SEÇÃO 4 - EXPLICAÇÃO DETALHADA DAS INSTRUÇÕES</text:p>
      <text:p text:style-name="P2">UTILIZADAS</text:p>
      <text:p text:style-name="P2"/>
      <text:p text:style-name="P2"/>
      <text:p text:style-name="P5">Referências Bibliográfic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5T21:03:37.437940238</dc:date>
    <meta:editing-duration>PT20M5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8" meta:paragraph-count="33" meta:word-count="232" meta:character-count="1492" meta:non-whitespace-character-count="1289"/>
  </office:meta>
</office:document-meta>
</file>